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/>
      <style:text-properties fo:font-size="22pt" fo:font-weight="bold" style:font-size-asian="22pt" style:font-weight-asian="bold" style:font-size-complex="22pt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 style:list-style-name="WW8Num1">
      <style:text-properties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Standard" style:list-style-name="WW8Num1">
      <style:paragraph-properties fo:text-align="justify" style:justify-single-word="false"/>
      <style:text-properties fo:font-size="18pt" style:font-size-asian="18pt" style:font-size-complex="18pt"/>
    </style:style>
    <style:style style:name="fr1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visible-area-left="0cm" draw:visible-area-top="0cm" draw:visible-area-width="17.703cm" draw:visible-area-height="12.569cm" draw:draw-aspect="cont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ERCIZIO:</text:p>
      <text:p text:style-name="P2"/>
      <text:list text:style-name="WW8Num1">
        <text:list-item>
          <text:p text:style-name="P3">Riprodurre il seguente foglio elettronico e completare con le formule adatte:</text:p>
        </text:list-item>
      </text:list>
      <text:p text:style-name="P2"/>
      <text:p text:style-name="P4"><draw:frame draw:style-name="fr1" draw:name="Oggetto1" text:anchor-type="as-char" svg:width="16.992cm" svg:height="12.065cm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2"/>
      <text:list text:style-name="WW8Num1" text:continue-numbering="true">
        <text:list-item>
          <text:p text:style-name="P3">Ordinare in modo crescente i dati della tabella per “Rimborso totale”.</text:p>
        </text:list-item>
      </text:list>
      <text:p text:style-name="P2"/>
      <text:list text:style-name="WW8Num1" text:continue-numbering="true">
        <text:list-item>
          <text:p text:style-name="P3">Nascondere la colonna E.</text:p>
        </text:list-item>
      </text:list>
      <text:p text:style-name="P2"/>
      <text:list text:style-name="WW8Num1" text:continue-numbering="true">
        <text:list-item>
          <text:p text:style-name="P5">Creare nello stesso foglio di lavoro un grafico a torta 3d non esploso sui dati in “Rimborso totale”, utilizzando come etichette delle categorie le date. Visualizzare su ogni spicchio i valori percentuali. Cambiare il riempimento agli spicchi relativi ai giorni 20 e 21 novembr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:</dc:title>
    <meta:initial-creator>Marco</meta:initial-creator>
    <meta:creation-date>2006-07-11T20:01:00</meta:creation-date>
    <dc:creator>Marco</dc:creator>
    <dc:date>2006-07-11T20:01:00</dc:date>
    <dc:language>it-IT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" meta:page-count="1" meta:paragraph-count="6" meta:word-count="71" meta:character-count="461"/>
  </office:meta>
</office:document-meta>
</file>